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8f2e" officeooo:paragraph-rsid="00048f2e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48f2e" officeooo:paragraph-rsid="00048f2e" style:font-weight-asian="bold" style:font-weight-complex="bold"/>
    </style:style>
    <style:style style:name="P3" style:family="paragraph" style:parent-style-name="Text_20_body">
      <style:text-properties officeooo:paragraph-rsid="00066a1b"/>
    </style:style>
    <style:style style:name="P4" style:family="paragraph" style:parent-style-name="Standard">
      <style:text-properties officeooo:rsid="00066a1b" officeooo:paragraph-rsid="00066a1b"/>
    </style:style>
    <style:style style:name="T1" style:family="text">
      <style:text-properties officeooo:rsid="00066a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en doing privileg escalation the first foothold is established and a system is successfully compromised. Now the further escalation Phase begins which is a lateral movement on the scope: Trying to get root access. </text:p>
      <text:p text:style-name="P1"/>
      <text:p text:style-name="P1">Steps To-Do after having a lower privilege access account</text:p>
      <text:p text:style-name="P1"/>
      <text:p text:style-name="P1">whomai</text:p>
      <text:p text:style-name="P1">cat /etc/passwd</text:p>
      <text:p text:style-name="P1"/>
      <text:p text:style-name="P1">1. sudo -l<text:tab/><text:tab/><text:tab/>Shows what files/command the user can run as sudo</text:p>
      <text:p text:style-name="P1"/>
      <text:p text:style-name="P1"/>
      <text:p text:style-name="P2"/>
      <text:p text:style-name="P2"/>
      <text:p text:style-name="P2">SHELL Script Parameter Input</text:p>
      <text:p text:style-name="P1">name ALL=NOPASSWD: ALL &gt;&gt; /etc/sudoers</text:p>
      <text:p text:style-name="P1"/>
      <text:p text:style-name="P3"><text:span text:style-name="Strong_20_Emphasis"><text:span text:style-name="Source_20_Text"><text:span text:style-name="T1">deku ALL=NOPASSWD: ALL</text:span></text:span></text:span><text:span text:style-name="Strong_20_Emphasis"><text:span text:style-name="T1">:</text:span></text:span><text:span text:style-name="T1"> This line means that the user "deku" is granted permission to run any command (</text:span><text:span text:style-name="Source_20_Text"><text:span text:style-name="T1">ALL</text:span></text:span><text:span text:style-name="T1">) on any host (</text:span><text:span text:style-name="Source_20_Text"><text:span text:style-name="T1">ALL</text:span></text:span><text:span text:style-name="T1">) without being prompted for a password (</text:span><text:span text:style-name="Source_20_Text"><text:span text:style-name="T1">NOPASSWD</text:span></text:span><text:span text:style-name="T1">).</text:span></text:p>
      <text:p text:style-name="P3"><text:span text:style-name="Strong_20_Emphasis"><text:span text:style-name="T1">A</text:span></text:span><text:span text:style-name="Strong_20_Emphasis">ppending to </text:span><text:span text:style-name="Strong_20_Emphasis"><text:span text:style-name="Source_20_Text">/etc/sudoers</text:span></text:span><text:span text:style-name="Strong_20_Emphasis">:</text:span> By appending this line to <text:span text:style-name="Source_20_Text">/etc/sudoers</text:span>, the user "deku" is effectively giving themselves unrestricted root access to the system without requiring a password for any <text:span text:style-name="Source_20_Text">sudo</text:span> command. This is a significant security risk as it grants the user total control over the system.</text:p>
      <text:p text:style-name="P4"/>
      <text:p text:style-name="P4">e.g. executing the /bin/bash with root privile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Noto Sans Mono" style:font-family-asian="'Noto Sans Mono'" style:font-family-generic-asian="modern" style:font-pitch-asian="fixed" style:font-name-complex="FreeSans" style:font-family-complex="FreeSans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10:28:59.105927771</meta:creation-date>
    <meta:generator>LibreOffice/24.8.0.3$Linux_X86_64 LibreOffice_project/480$Build-3</meta:generator>
    <dc:date>2024-08-26T10:46:38.916729003</dc:date>
    <meta:editing-duration>PT5M19S</meta:editing-duration>
    <meta:editing-cycles>2</meta:editing-cycles>
    <meta:document-statistic meta:table-count="0" meta:image-count="0" meta:object-count="0" meta:page-count="1" meta:paragraph-count="10" meta:word-count="149" meta:character-count="938" meta:non-whitespace-character-count="796"/>
  </office:meta>
</office:document-meta>
</file>